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4b0" officeooo:paragraph-rsid="0006c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pag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6:35:35.836055992</meta:creation-date>
    <dc:date>2024-05-06T16:35:54.51479405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2.2.2$Linux_X86_64 LibreOffice_project/420$Build-2</meta:generator>
  </office:meta>
</office:document-meta>
</file>